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>
    <office:event-listeners>
      <script:event-listener script:language="ooo:script" script:event-name="dom:load" xlink:href="vnd.sun.star.script:Standard.Module1.SetOptimalHeights?language=Basic&amp;location=document" xlink:type="simple"/>
    </office:event-listeners>
  </office:scripts>
  <office:font-face-decls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adornments="Standard" style:font-family-generic="moder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1.949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5.632cm"/>
    </style:style>
    <style:style style:name="co9" style:family="table-column">
      <style:table-column-properties fo:break-before="auto" style:column-width="5.449cm"/>
    </style:style>
    <style:style style:name="co10" style:family="table-column">
      <style:table-column-properties fo:break-before="auto" style:column-width="2.318cm"/>
    </style:style>
    <style:style style:name="co11" style:family="table-column">
      <style:table-column-properties fo:break-before="auto" style:column-width="2.87cm"/>
    </style:style>
    <style:style style:name="co12" style:family="table-column">
      <style:table-column-properties fo:break-before="auto" style:column-width="3.5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Address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Briefanrede</text:p>
          </table:table-cell>
          <table:table-cell table:style-name="ce1" office:value-type="string" calcext:value-type="string">
            <text:p>Briefanrede informell</text:p>
          </table:table-cell>
          <table:table-cell table:style-name="ce1" office:value-type="string" calcext:value-type="string">
            <text:p>Briefanrede Eltern</text:p>
          </table:table-cell>
          <table:table-cell table:style-name="ce1" office:value-type="string" calcext:value-type="string">
            <text:p>Briefanrede Schüler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mails</text:p>
          </table:table-cell>
          <table:table-cell table:style-name="ce1" office:value-type="string" calcext:value-type="string">
            <text:p>Klasse</text:p>
          </table:table-cell>
          <table:table-cell table:style-name="ce1" table:number-columns-repeated="1002"/>
        </table:table-row>
        <table:table-header-rows>
          <table:table-row table:style-name="ro1">
            <table:table-cell table:style-name="SmalltalkCode" office:value-type="string" calcext:value-type="string">
              <text:p>me at: #addresses do: [ :row |</text:p>
            </table:table-cell>
            <table:table-cell table:number-columns-repeated="5"/>
            <table:table-cell table:style-name="Default" table:number-columns-repeated="2"/>
            <table:table-cell table:number-columns-repeated="1010"/>
          </table:table-row>
        </table:table-header-rows>
        <table:table-row table:style-name="ro1">
          <table:table-cell table:style-name="SmalltalkValue" office:value-type="string" calcext:value-type="string">
            <text:p>row@#salutation</text:p>
          </table:table-cell>
          <table:table-cell table:style-name="SmalltalkValue" office:value-type="string" calcext:value-type="string">
            <text:p>(row@#names) joinUsingLf</text:p>
          </table:table-cell>
          <table:table-cell table:style-name="SmalltalkValue" office:value-type="string" calcext:value-type="string">
            <text:p>row@#address</text:p>
          </table:table-cell>
          <table:table-cell table:style-name="SmalltalkValue" office:value-type="string" calcext:value-type="string">
            <text:p>row@#position</text:p>
          </table:table-cell>
          <table:table-cell table:style-name="SmalltalkValue" office:value-type="string" calcext:value-type="string">
            <text:p>row@#zip</text:p>
          </table:table-cell>
          <table:table-cell table:style-name="SmalltalkValue" office:value-type="string" calcext:value-type="string">
            <text:p>row@#city</text:p>
          </table:table-cell>
          <table:table-cell table:style-name="SmalltalkValue" office:value-type="string" calcext:value-type="string">
            <text:p>row@#country</text:p>
          </table:table-cell>
          <table:table-cell table:style-name="SmalltalkValue" office:value-type="string" calcext:value-type="string">
            <text:p>row@#letterFormalSalutation</text:p>
          </table:table-cell>
          <table:table-cell table:style-name="SmalltalkValue" office:value-type="string" calcext:value-type="string">
            <text:p>row@#letterInformalSalutation</text:p>
          </table:table-cell>
          <table:table-cell table:style-name="SmalltalkValue" office:value-type="string" calcext:value-type="string">
            <text:p>row@#letterParentsSalutation</text:p>
          </table:table-cell>
          <table:table-cell table:style-name="SmalltalkValue" office:value-type="string" calcext:value-type="string">
            <text:p>row@#letterStudentSalutation</text:p>
          </table:table-cell>
          <table:table-cell table:style-name="SmalltalkValue" office:value-type="string" calcext:value-type="string">
            <text:p>row@#gender</text:p>
          </table:table-cell>
          <table:table-cell table:style-name="SmalltalkValue" office:value-type="string" calcext:value-type="string">
            <text:p>row@#firstName</text:p>
          </table:table-cell>
          <table:table-cell table:style-name="SmalltalkValue" office:value-type="string" calcext:value-type="string">
            <text:p>row@#lastName</text:p>
          </table:table-cell>
          <table:table-cell table:style-name="SmalltalkValue" office:value-type="string" calcext:value-type="string">
            <text:p>(row@#emails) joinUsingLf</text:p>
          </table:table-cell>
          <table:table-cell table:style-name="SmalltalkValue" office:value-type="string" calcext:value-type="string">
            <text:p>row@#class</text:p>
          </table:table-cell>
          <table:table-cell table:number-columns-repeated="1002"/>
        </table:table-row>
        <table:table-row table:style-name="ro1">
          <table:table-cell table:style-name="SmalltalkCode" office:value-type="string" calcext:value-type="string">
            <text:p>]</text:p>
          </table:table-cell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 table:number-rows-repeated="6551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5:Sheet1.A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adornments="Standard" style:font-family-generic="moder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n" fo:country="AU" style:font-name-asian="DejaVu Sans1" style:font-size-asian="10pt" style:language-asian="zxx" style:country-asian="none" style:font-name-complex="DejaVu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Arial Narrow" fo:font-family="'Arial Narrow'" style:font-style-name="Regular" style:font-family-generic="swiss" style:font-pitch="variable" fo:font-size="9pt" style:font-weight-asian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malltalkCode" style:family="table-cell" style:parent-style-name="Default">
      <style:table-cell-properties fo:background-color="#ff9966"/>
      <style:text-properties fo:color="#800000" style:font-name="Courier" fo:font-family="Courier" style:font-style-name="Standard" style:font-family-generic="modern" style:font-pitch="variable" style:font-weight-asian="normal" style:font-weight-complex="normal"/>
    </style:style>
    <style:style style:name="SmalltalkValue" style:family="table-cell" style:parent-style-name="SmalltalkCode">
      <style:table-cell-properties fo:background-color="#99ccff"/>
      <style:text-properties fo:color="#355e00"/>
    </style:style>
    <style:style style:name="SmalltalkLiteral" style:family="table-cell" style:parent-style-name="SmalltalkValue">
      <style:table-cell-properties fo:background-color="#99ccff"/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09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Lesson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Lesson1" style:family="table-cell" style:parent-style-name="Lesson">
      <style:table-cell-properties fo:border-bottom="0.06pt solid #000000" fo:border-left="0.54pt solid #000000" fo:border-right="none" fo:border-top="none"/>
    </style:style>
    <style:style style:name="Lesson6" style:family="table-cell" style:parent-style-name="Lesson">
      <style:table-cell-properties fo:border-bottom="0.06pt solid #000000" fo:border-left="0.31pt solid #000000" fo:border-right="none" fo:border-top="none"/>
    </style:style>
    <style:style style:name="Lesson7" style:family="table-cell" style:parent-style-name="Lesson">
      <style:table-cell-properties fo:border-bottom="0.06pt solid #000000" fo:border-left="none" fo:border-right="0.31pt solid #000000" fo:border-top="none"/>
    </style:style>
    <style:style style:name="Room" style:family="table-cell" style:parent-style-name="Default">
      <style:table-cell-properties fo:border-bottom="0.06pt solid #000000" fo:border-left="none" fo:border-right="none" fo:border-top="none"/>
    </style:style>
    <style:style style:name="RoomRight" style:family="table-cell" style:parent-style-name="Room">
      <style:table-cell-properties fo:border-bottom="0.06pt solid #000000" fo:border-left="0.06pt solid #000000" fo:border-right="none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print-page-order="ltr" style:scale-to-X="1" style:scale-to-Y="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meta:initial-creator>david</meta:initial-creator>
    <meta:creation-date>2007-07-19T21:20:20</meta:creation-date>
    <dc:date>2024-06-27T08:03:52.396348473</dc:date>
    <dc:language>en-AU</dc:language>
    <meta:editing-cycles>114</meta:editing-cycles>
    <meta:editing-duration>P1DT3H15M46S</meta:editing-duration>
    <dc:creator>Andreas Brodbeck</dc:cre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SetOptimalHeigh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1"

dispatcher.executeDispatch(document, ".uno:GoToCell", "", 0, args1())

rem ----------------------------------------------------------------------
dispatcher.executeDispatch(document, ".uno:SelectAll", "", 0, Array())

rem ----------------------------------------------------------------------
dim args3(0) as new com.sun.star.beans.PropertyValue
args3(0).Name = "aExtraHeight"
args3(0).Value = 0

dispatcher.executeDispatch(document, ".uno:SetOptimalRowHeight", "", 0, args3())

dim args4(0) as new com.sun.star.beans.PropertyValue
args4(0).Name = "aExtraWidth"
args4(0).Value = 200

dispatcher.executeDispatch(document, ".uno:SetOptimalColumnWidth", "", 0, args4())

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